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47cm" fo:min-width="1.296cm"/>
    </style:style>
    <style:style style:name="gr2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739cm" fo:min-width="1.836cm"/>
    </style:style>
    <style:style style:name="gr3" style:family="graphic" style:parent-style-name="standard">
      <style:graphic-properties svg:stroke-color="#000000" draw:fill="solid" draw:fill-color="#fcc79b" draw:textarea-horizontal-align="justify" draw:textarea-vertical-align="middle" draw:auto-grow-height="false" fo:min-height="0.648cm" fo:min-width="1.836cm"/>
    </style:style>
    <style:style style:name="gr4" style:family="graphic" style:parent-style-name="standard">
      <style:graphic-properties svg:stroke-color="#000000" draw:fill="solid" draw:fill-color="#e0efd4" draw:textarea-horizontal-align="justify" draw:textarea-vertical-align="middle" draw:auto-grow-height="false" fo:min-height="0.653cm" fo:min-width="1.656cm"/>
    </style:style>
    <style:style style:name="gr5" style:family="graphic" style:parent-style-name="objectwithoutfill">
      <style:graphic-properties draw:marker-start="Circle"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Circle"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fill="solid" draw:fill-color="#fcc79b" draw:textarea-horizontal-align="justify" draw:textarea-vertical-align="middle" draw:auto-grow-height="false" fo:min-height="0.379cm" fo:min-width="0.758cm"/>
    </style:style>
    <style:style style:name="gr8" style:family="graphic" style:parent-style-name="standard">
      <style:graphic-properties svg:stroke-color="#000000" draw:fill="solid" draw:fill-color="#fcc79b" draw:textarea-horizontal-align="justify" draw:textarea-vertical-align="middle" draw:auto-grow-height="false" fo:min-height="0.559cm" fo:min-width="0.938cm"/>
    </style:style>
    <style:style style:name="gr9" style:family="graphic" style:parent-style-name="standard">
      <style:graphic-properties svg:stroke-color="#000000" draw:fill="solid" draw:fill-color="#fcc79b" draw:textarea-horizontal-align="justify" draw:textarea-vertical-align="middle" draw:auto-grow-height="false" fo:min-height="0.379cm" fo:min-width="1.836cm"/>
    </style:style>
    <style:style style:name="gr10" style:family="graphic" style:parent-style-name="standard">
      <style:graphic-properties svg:stroke-color="#000000" draw:fill="solid" draw:fill-color="#f7a19a" draw:textarea-horizontal-align="justify" draw:textarea-vertical-align="middle" draw:auto-grow-height="false" fo:min-height="0.648cm" fo:min-width="1.457cm"/>
    </style:style>
    <style:style style:name="gr11" style:family="graphic" style:parent-style-name="standard">
      <style:graphic-properties svg:stroke-color="#000000" draw:fill="solid" draw:fill-color="#f7a19a" draw:textarea-horizontal-align="justify" draw:textarea-vertical-align="middle" draw:auto-grow-height="false" fo:min-height="0.919cm" fo:min-width="2.016cm"/>
    </style:style>
    <style:style style:name="gr12" style:family="graphic" style:parent-style-name="standard">
      <style:graphic-properties svg:stroke-color="#000000" draw:fill="solid" draw:fill-color="#e0efd4" draw:textarea-horizontal-align="justify" draw:textarea-vertical-align="middle" draw:auto-grow-height="false" fo:min-height="0.828cm" fo:min-width="2.039cm"/>
    </style:style>
    <style:style style:name="gr13" style:family="graphic" style:parent-style-name="standard">
      <style:graphic-properties svg:stroke-color="#000000" draw:fill="solid" draw:fill-color="#e0efd4" draw:textarea-horizontal-align="justify" draw:textarea-vertical-align="middle" draw:auto-grow-height="false" fo:min-height="0.47cm" fo:min-width="1.656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draw:marker-start="Circle" draw:marker-end="" draw:marker-end-width="0.3cm" draw:fill="none" draw:textarea-vertical-align="middle"/>
    </style:style>
    <style:style style:name="gr16" style:family="graphic" style:parent-style-name="standard">
      <style:graphic-properties svg:stroke-color="#000000" draw:fill="solid" draw:fill-color="#e0efd4" draw:textarea-horizontal-align="justify" draw:textarea-vertical-align="middle" draw:auto-grow-height="false" fo:min-height="0.648cm" fo:min-width="1.656cm"/>
    </style:style>
    <style:style style:name="gr17" style:family="graphic" style:parent-style-name="standard">
      <style:graphic-properties svg:stroke-color="#000000" draw:fill="solid" draw:fill-color="#e0efd4" draw:textarea-horizontal-align="justify" draw:textarea-vertical-align="middle" draw:auto-grow-height="false" fo:min-height="0.828cm" fo:min-width="2.016cm"/>
    </style:style>
    <style:style style:name="gr18" style:family="graphic" style:parent-style-name="standard">
      <style:graphic-properties svg:stroke-color="#000000" draw:fill="solid" draw:fill-color="#bce4e5" draw:textarea-horizontal-align="justify" draw:textarea-vertical-align="middle" draw:auto-grow-height="false" fo:min-height="0.47cm" fo:min-width="1.656cm"/>
    </style:style>
    <style:style style:name="gr19" style:family="graphic" style:parent-style-name="standard">
      <style:graphic-properties svg:stroke-color="#000000" draw:fill="solid" draw:fill-color="#bee3d3" draw:textarea-horizontal-align="justify" draw:textarea-vertical-align="middle" draw:auto-grow-height="false" fo:min-height="0.47cm" fo:min-width="1.656cm"/>
    </style:style>
    <style:style style:name="gr20" style:family="graphic" style:parent-style-name="objectwithoutfill">
      <style:graphic-properties draw:stroke="dash" draw:stroke-dash="Ultrafine_20_Dashed" svg:stroke-width="0.035cm" svg:stroke-color="#000000" draw:marker-start="Circle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svg:stroke-color="#000000" draw:fill="solid" draw:fill-color="#adc5e7" draw:textarea-horizontal-align="justify" draw:textarea-vertical-align="middle" draw:auto-grow-height="false" fo:min-height="0.47cm" fo:min-width="1.656cm"/>
    </style:style>
    <style:style style:name="gr22" style:family="graphic" style:parent-style-name="objectwithoutfill">
      <style:graphic-properties draw:stroke="dash" draw:stroke-dash="Ultrafine_20_Dashed" draw:marker-start="Circle" draw:marker-end="" draw:marker-end-width="0.3cm" draw:fill="none" draw:textarea-vertical-align="middle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9cm" fo:min-width="1.9cm"/>
    </style:style>
    <style:style style:name="gr24" style:family="graphic" style:parent-style-name="standard">
      <style:graphic-properties svg:stroke-color="#000000" draw:fill="none" draw:textarea-horizontal-align="justify" draw:textarea-vertical-align="top" draw:auto-grow-height="false" fo:min-height="6.1cm" fo:min-width="8.896cm"/>
    </style:style>
    <style:style style:name="gr2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07cm" fo:min-width="0.221cm"/>
    </style:style>
    <style:style style:name="gr26" style:family="graphic" style:parent-style-name="standard">
      <style:graphic-properties draw:stroke="none" svg:stroke-color="#000000" draw:fill="none" draw:fill-color="#ffffff" draw:textarea-vertical-align="middle" fo:min-height="0.188cm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0.11cm" fo:min-width="0.309cm"/>
    </style:style>
    <style:style style:name="gr28" style:family="graphic" style:parent-style-name="standard">
      <style:graphic-properties draw:stroke="none" svg:stroke-color="#000000" draw:fill="none" draw:fill-color="#ffffff" draw:textarea-vertical-align="middle" fo:min-height="0.258cm"/>
    </style:style>
    <style:style style:name="gr29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11cm" fo:min-width="0.104cm"/>
    </style:style>
    <style:style style:name="gr30" style:family="graphic" style:parent-style-name="standard">
      <style:graphic-properties draw:stroke="none" svg:stroke-color="#000000" draw:fill="none" draw:fill-color="#ffffff" draw:textarea-vertical-align="middle" fo:min-height="0.789cm"/>
    </style:style>
    <style:style style:name="gr31" style:family="graphic" style:parent-style-name="standard">
      <style:graphic-properties svg:stroke-color="#000000" draw:fill="solid" draw:fill-color="#f7a19a" draw:textarea-horizontal-align="justify" draw:textarea-vertical-align="middle" draw:auto-grow-height="false" fo:min-height="0.11cm" fo:min-width="0.104cm"/>
    </style:style>
    <style:style style:name="gr32" style:family="graphic" style:parent-style-name="standard">
      <style:graphic-properties svg:stroke-color="#000000" draw:fill="solid" draw:fill-color="#fdc578" draw:textarea-horizontal-align="justify" draw:textarea-vertical-align="middle" draw:auto-grow-height="false" fo:min-height="0.11cm" fo:min-width="0.104cm"/>
    </style:style>
    <style:style style:name="gr33" style:family="graphic" style:parent-style-name="standard">
      <style:graphic-properties svg:stroke-color="#000000" draw:fill="solid" draw:fill-color="#e0efd4" draw:textarea-horizontal-align="justify" draw:textarea-vertical-align="middle" draw:auto-grow-height="false" fo:min-height="0.11cm" fo:min-width="0.129cm"/>
    </style:style>
    <style:style style:name="gr34" style:family="graphic" style:parent-style-name="standard">
      <style:graphic-properties draw:stroke="none" svg:stroke-color="#000000" draw:fill="none" draw:fill-color="#ffffff" draw:textarea-vertical-align="middle" fo:min-height="1.183cm"/>
    </style:style>
    <style:style style:name="gr35" style:family="graphic" style:parent-style-name="standard">
      <style:graphic-properties svg:stroke-color="#000000" draw:fill="solid" draw:fill-color="#bce4e5" draw:textarea-horizontal-align="justify" draw:textarea-vertical-align="middle" draw:auto-grow-height="false" fo:min-height="0.11cm" fo:min-width="0.129cm"/>
    </style:style>
    <style:style style:name="gr36" style:family="graphic" style:parent-style-name="standard">
      <style:graphic-properties svg:stroke-color="#000000" draw:fill="solid" draw:fill-color="#bee3d3" draw:textarea-horizontal-align="justify" draw:textarea-vertical-align="middle" draw:auto-grow-height="false" fo:min-height="0.11cm" fo:min-width="0.129cm"/>
    </style:style>
    <style:style style:name="gr37" style:family="graphic" style:parent-style-name="standard">
      <style:graphic-properties svg:stroke-color="#000000" draw:fill="solid" draw:fill-color="#adc5e7" draw:textarea-horizontal-align="justify" draw:textarea-vertical-align="middle" draw:auto-grow-height="false" fo:min-height="0.11cm" fo:min-width="0.104cm"/>
    </style:style>
    <style:style style:name="gr38" style:family="graphic" style:parent-style-name="objectwithoutfill">
      <style:graphic-properties svg:stroke-color="#000000" draw:marker-start="Circle" draw:marker-end="Arrow" draw:marker-end-width="0.3cm" draw:fill="none" draw:fill-color="#729fcf" draw:textarea-vertical-align="middle"/>
    </style:style>
    <style:style style:name="gr39" style:family="graphic" style:parent-style-name="objectwithoutfill">
      <style:graphic-properties draw:stroke="dash" draw:stroke-dash="Ultrafine_20_Dashed" svg:stroke-color="#000000" draw:marker-start="Circle" draw:marker-end="Arrow" draw:marker-end-width="0.3cm" draw:fill="none" draw:fill-color="#729fcf" draw:textarea-vertical-align="middle"/>
    </style:style>
    <style:style style:name="P1" style:family="paragraph">
      <style:paragraph-properties fo:text-align="center"/>
      <style:text-properties fo:font-size="10pt" fo:font-weight="bold" style:font-size-asian="8pt" style:font-size-complex="8pt"/>
    </style:style>
    <style:style style:name="P2" style:family="paragraph">
      <loext:graphic-properties draw:fill="solid" draw:fill-color="#dddddd"/>
      <style:paragraph-properties fo:text-align="center"/>
      <style:text-properties fo:font-size="10pt" fo:font-weight="bold" style:font-size-asian="8pt" style:font-size-complex="8pt"/>
    </style:style>
    <style:style style:name="P3" style:family="paragraph">
      <loext:graphic-properties draw:fill="solid" draw:fill-color="#dddddd"/>
      <style:paragraph-properties fo:margin-left="0.051cm" fo:margin-right="0cm" fo:text-align="center" fo:text-indent="0cm"/>
      <style:text-properties fo:font-size="10pt" fo:font-weight="bold" style:font-size-asian="8pt" style:font-size-complex="8pt"/>
    </style:style>
    <style:style style:name="P4" style:family="paragraph">
      <loext:graphic-properties draw:fill="solid" draw:fill-color="#fcc79b"/>
      <style:paragraph-properties fo:text-align="center"/>
      <style:text-properties fo:font-size="10pt" fo:font-weight="bold" style:font-size-asian="8pt" style:font-size-complex="8pt"/>
    </style:style>
    <style:style style:name="P5" style:family="paragraph">
      <loext:graphic-properties draw:fill="solid" draw:fill-color="#e0efd4"/>
      <style:paragraph-properties fo:text-align="center"/>
      <style:text-properties fo:font-size="10pt" fo:font-weight="bold" style:font-size-asian="8pt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7a19a"/>
      <style:paragraph-properties fo:text-align="center"/>
      <style:text-properties fo:font-size="10pt" fo:font-weight="bold" style:font-size-asian="8pt" style:font-size-complex="8pt"/>
    </style:style>
    <style:style style:name="P8" style:family="paragraph">
      <loext:graphic-properties draw:fill="solid" draw:fill-color="#bce4e5"/>
      <style:paragraph-properties fo:text-align="center"/>
      <style:text-properties fo:font-size="10pt" fo:font-weight="bold" style:font-size-asian="8pt" style:font-size-complex="8pt"/>
    </style:style>
    <style:style style:name="P9" style:family="paragraph">
      <loext:graphic-properties draw:fill="solid" draw:fill-color="#bee3d3"/>
      <style:paragraph-properties fo:text-align="center"/>
      <style:text-properties fo:font-size="10pt" fo:font-weight="bold" style:font-size-asian="8pt" style:font-size-complex="8pt"/>
    </style:style>
    <style:style style:name="P10" style:family="paragraph">
      <loext:graphic-properties draw:fill="solid" draw:fill-color="#adc5e7"/>
      <style:paragraph-properties fo:text-align="center"/>
      <style:text-properties fo:font-size="10pt" fo:font-weight="bold" style:font-size-asian="8pt" style:font-size-complex="8pt"/>
    </style:style>
    <style:style style:name="P11" style:family="paragraph">
      <style:paragraph-properties fo:text-align="center"/>
      <style:text-properties fo:font-weight="bold"/>
    </style:style>
    <style:style style:name="P12" style:family="paragraph">
      <loext:graphic-properties draw:fill="solid" draw:fill-color="#ffffff"/>
      <style:paragraph-properties fo:text-align="center"/>
      <style:text-properties fo:font-size="9pt" fo:font-weight="bold" style:font-size-asian="9pt" style:font-size-complex="9pt"/>
    </style:style>
    <style:style style:name="P13" style:family="paragraph">
      <style:paragraph-properties fo:text-align="start"/>
      <style:text-properties fo:font-weight="bold" style:font-weight-asian="bold" style:font-weight-complex="bold"/>
    </style:style>
    <style:style style:name="P14" style:family="paragraph">
      <loext:graphic-properties draw:fill="none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15" style:family="paragraph">
      <loext:graphic-properties draw:fill="solid" draw:fill-color="#ffffff"/>
      <style:paragraph-properties fo:text-align="center"/>
      <style:text-properties fo:font-size="9pt" style:font-size-asian="9pt" style:font-size-complex="9pt"/>
    </style:style>
    <style:style style:name="P16" style:family="paragraph">
      <style:text-properties fo:font-size="10pt" fo:font-weight="bold" style:font-size-asian="10pt" style:font-size-complex="10pt"/>
    </style:style>
    <style:style style:name="P17" style:family="paragraph">
      <loext:graphic-properties draw:fill="none" draw:fill-color="#ffffff"/>
      <style:text-properties fo:font-size="10pt" fo:font-weight="bold" style:font-size-asian="10pt" style:font-size-complex="10pt"/>
    </style:style>
    <style:style style:name="P18" style:family="paragraph"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text-properties fo:font-size="10pt" style:font-size-asian="10pt" style:font-size-complex="10pt"/>
    </style:style>
    <style:style style:name="P20" style:family="paragraph">
      <loext:graphic-properties draw:fill="solid" draw:fill-color="#dddddd"/>
      <style:paragraph-properties fo:text-align="center"/>
      <style:text-properties fo:font-size="8pt" style:font-size-asian="8pt" style:font-size-complex="8pt"/>
    </style:style>
    <style:style style:name="P21" style:family="paragraph">
      <loext:graphic-properties draw:fill="solid" draw:fill-color="#f7a19a"/>
      <style:paragraph-properties fo:text-align="center"/>
      <style:text-properties fo:font-size="8pt" style:font-size-asian="8pt" style:font-size-complex="8pt"/>
    </style:style>
    <style:style style:name="P22" style:family="paragraph">
      <loext:graphic-properties draw:fill="solid" draw:fill-color="#fdc578"/>
      <style:paragraph-properties fo:text-align="center"/>
      <style:text-properties fo:font-size="8pt" style:font-size-asian="8pt" style:font-size-complex="8pt"/>
    </style:style>
    <style:style style:name="P23" style:family="paragraph">
      <loext:graphic-properties draw:fill="solid" draw:fill-color="#e0efd4"/>
      <style:paragraph-properties fo:text-align="center"/>
      <style:text-properties fo:font-size="8pt" style:font-size-asian="8pt" style:font-size-complex="8pt"/>
    </style:style>
    <style:style style:name="P24" style:family="paragraph">
      <loext:graphic-properties draw:fill="solid" draw:fill-color="#bce4e5"/>
      <style:paragraph-properties fo:text-align="center"/>
      <style:text-properties fo:font-size="8pt" style:font-size-asian="8pt" style:font-size-complex="8pt"/>
    </style:style>
    <style:style style:name="P25" style:family="paragraph">
      <loext:graphic-properties draw:fill="solid" draw:fill-color="#bee3d3"/>
      <style:paragraph-properties fo:text-align="center"/>
      <style:text-properties fo:font-size="8pt" style:font-size-asian="8pt" style:font-size-complex="8pt"/>
    </style:style>
    <style:style style:name="P26" style:family="paragraph">
      <loext:graphic-properties draw:fill="solid" draw:fill-color="#adc5e7"/>
      <style:paragraph-properties fo:text-align="center"/>
      <style:text-properties fo:font-size="8pt" style:font-size-asian="8pt" style:font-size-complex="8pt"/>
    </style:style>
    <style:style style:name="P27" style:family="paragraph">
      <loext:graphic-properties draw:fill="none" draw:fill-color="#729fcf"/>
      <style:paragraph-properties fo:text-align="center"/>
    </style:style>
    <style:style style:name="T1" style:family="text">
      <style:text-properties style:font-size-asian="8pt" style:font-size-complex="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1.016cm" svg:x="4.429cm" svg:y="3.54cm">
          <text:p text:style-name="P1"><text:span text:style-name="T1">BwaTum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" draw:id="id3" draw:layer="layout" svg:width="2.54cm" svg:height="1.016cm" svg:x="13.827cm" svg:y="3.54cm">
          <text:p text:style-name="P1"><text:span text:style-name="T1">BwaContr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3.302cm" svg:height="1.397cm" svg:x="4.048cm" svg:y="5.572cm">
          <text:p text:style-name="P1"><text:span text:style-name="T1">MarkDuplicate</text:span></text:p>
          <text:p text:style-name="P1"><text:span text:style-name="T1">Tum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3.302cm" svg:height="1.397cm" svg:x="13.446cm" svg:y="5.572cm">
          <text:p text:style-name="P1"><text:span text:style-name="T1">MarkDuplicate</text:span></text:p>
          <text:p text:style-name="P1"><text:span text:style-name="T1">Contr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5" draw:id="id5" draw:layer="layout" svg:width="3.302cm" svg:height="1.27cm" svg:x="8.493cm" svg:y="8.62cm">
          <text:p text:style-name="P1"><text:span text:style-name="T1">BaseRecalApply</text:span></text:p>
          <text:p text:style-name="P1"><text:span text:style-name="T1">Tum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11" draw:id="id11" draw:layer="layout" svg:width="3.048cm" svg:height="1.277cm" svg:x="1.254cm" svg:y="8.613cm">
          <text:p text:style-name="P1"><text:span text:style-name="T1">Indel</text:span><text:span text:style-name="T1">Reali</text:span><text:span text:style-name="T1">gner</text:span></text:p>
          <text:p text:style-name="P1"><text:span text:style-name="T1">Tum</text:span><text:span text:style-name="T1">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5.699cm" svg:y1="4.556cm" svg:x2="5.699cm" svg:y2="5.572cm" draw:start-shape="id1" draw:start-glue-point="8" draw:end-shape="id2" draw:end-glue-point="4" svg:d="M5699 4556v1016" svg:viewBox="0 0 1 1017">
          <text:p/>
        </draw:connector>
        <draw:connector draw:style-name="gr6" draw:text-style-name="P6" draw:layer="layout" draw:type="curve" svg:x1="15.097cm" svg:y1="2.143cm" svg:x2="15.097cm" svg:y2="3.54cm" draw:end-shape="id3" draw:end-glue-point="4" svg:d="M15097 2143v1397" svg:viewBox="0 0 1 1398">
          <text:p/>
        </draw:connector>
        <draw:connector draw:style-name="gr6" draw:text-style-name="P6" draw:layer="layout" draw:type="curve" svg:x1="15.097cm" svg:y1="4.556cm" svg:x2="15.097cm" svg:y2="5.572cm" draw:start-shape="id3" draw:start-glue-point="8" draw:end-shape="id4" draw:end-glue-point="4" svg:d="M15097 4556v1016" svg:viewBox="0 0 1 1017">
          <text:p/>
        </draw:connector>
        <draw:custom-shape draw:style-name="gr7" draw:text-style-name="P4" xml:id="id6" draw:id="id6" draw:layer="layout" svg:width="1.778cm" svg:height="0.889cm" svg:x="10.652cm" svg:y="10.906cm">
          <text:p text:style-name="P1"><text:span text:style-name="T1">Mutect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7" draw:id="id7" draw:layer="layout" svg:width="2.032cm" svg:height="1.143cm" svg:x="8.239cm" svg:y="10.906cm">
          <text:p text:style-name="P1"><text:span text:style-name="T1">GetPileup</text:span></text:p>
          <text:p text:style-name="P1"><text:span text:style-name="T1">Tum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10.144cm" svg:y1="9.89cm" svg:x2="11.541cm" svg:y2="10.906cm" draw:start-shape="id5" draw:start-glue-point="8" draw:end-shape="id6" draw:end-glue-point="4" svg:d="M10144 9890c0 762 1397 254 1397 1016" svg:viewBox="0 0 1398 1017">
          <text:p/>
        </draw:connector>
        <draw:connector draw:style-name="gr5" draw:text-style-name="P6" draw:layer="layout" draw:type="curve" svg:x1="10.144cm" svg:y1="9.89cm" svg:x2="9.255cm" svg:y2="10.906cm" draw:start-shape="id5" draw:start-glue-point="8" draw:end-shape="id7" draw:end-glue-point="4" svg:d="M10144 9890c0 762-889 254-889 1016" svg:viewBox="0 0 890 1017">
          <text:p/>
        </draw:connector>
        <draw:custom-shape draw:style-name="gr7" draw:text-style-name="P4" xml:id="id8" draw:id="id8" draw:layer="layout" svg:width="1.778cm" svg:height="0.889cm" svg:x="10.652cm" svg:y="12.811cm">
          <text:p text:style-name="P1"><text:span text:style-name="T1">Mer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11.541cm" svg:y1="11.795cm" svg:x2="11.541cm" svg:y2="12.811cm" draw:start-shape="id6" draw:start-glue-point="8" draw:end-shape="id8" draw:end-glue-point="4" svg:d="M11541 11795v1016" svg:viewBox="0 0 1 1017">
          <text:p/>
        </draw:connector>
        <draw:custom-shape draw:style-name="gr9" draw:text-style-name="P4" xml:id="id13" draw:id="id13" draw:layer="layout" svg:width="3.302cm" svg:height="0.889cm" svg:x="8.493cm" svg:y="14.97cm">
          <text:p text:style-name="P1"><text:span text:style-name="T1">FilterMutect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xml:id="id9" draw:id="id9" draw:layer="layout" svg:width="2.767cm" svg:height="1.27cm" svg:x="4.583cm" svg:y="8.239cm">
          <text:p text:style-name="P1"><text:span text:style-name="T1">Analyze</text:span></text:p>
          <text:p text:style-name="P1"><text:span text:style-name="T1">Covariat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8.493cm" svg:y1="9.255cm" svg:x2="7.35cm" svg:y2="8.874cm" draw:start-shape="id5" draw:start-glue-point="6" draw:end-shape="id9" draw:end-glue-point="10" svg:d="M8493 9255c-856 0-285-381-1143-381" svg:viewBox="0 0 1144 382">
          <text:p/>
        </draw:connector>
        <draw:custom-shape draw:style-name="gr11" draw:text-style-name="P7" xml:id="id10" draw:id="id10" draw:layer="layout" svg:width="3.556cm" svg:height="1.651cm" svg:x="4.81cm" svg:y="11.668cm">
          <text:p text:style-name="P1"><text:span text:style-name="T1">CollectSequencing</text:span></text:p>
          <text:p text:style-name="P1"><text:span text:style-name="T1">ArtifactMetr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xml:id="id12" draw:id="id12" draw:layer="layout" svg:width="3.589cm" svg:height="1.524cm" svg:x="0.967cm" svg:y="10.906cm">
          <text:p text:style-name="P1"><text:span text:style-name="T1">FixMateBaseRecal</text:span></text:p>
          <text:p text:style-name="P1"><text:span text:style-name="T1">Tumo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5" xml:id="id18" draw:id="id18" draw:layer="layout" svg:width="3.048cm" svg:height="1.016cm" svg:x="1.254cm" svg:y="13.446cm">
          <text:p text:style-name="P1"><text:span text:style-name="T1">PrintReads</text:span></text:p>
          <text:p text:style-name="P1"><text:span text:style-name="T1">Tum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4" draw:id="id14" draw:layer="layout" svg:width="3.302cm" svg:height="1.27cm" svg:x="12.303cm" svg:y="8.62cm">
          <text:p text:style-name="P1"><text:span text:style-name="T1">BaseRecalApply</text:span></text:p>
          <text:p text:style-name="P1"><text:span text:style-name="T1">Tum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6" draw:layer="layout" draw:type="curve" svg:x1="8.493cm" svg:y1="9.255cm" svg:x2="6.588cm" svg:y2="11.668cm" draw:start-shape="id5" draw:start-glue-point="6" draw:end-shape="id10" draw:end-glue-point="4" svg:d="M8493 9255c-1270 0-1905 804-1905 2413" svg:viewBox="0 0 1906 2414">
          <text:p/>
        </draw:connector>
        <draw:connector draw:style-name="gr5" draw:text-style-name="P6" draw:layer="layout" draw:type="curve" svg:x1="5.699cm" svg:y1="6.969cm" svg:x2="10.144cm" svg:y2="8.62cm" draw:start-shape="id2" draw:start-glue-point="8" draw:end-shape="id5" draw:end-glue-point="4" svg:d="M5699 6969c0 1239 4445 414 4445 1651" svg:viewBox="0 0 4446 1652">
          <text:p/>
        </draw:connector>
        <draw:connector draw:style-name="gr5" draw:text-style-name="P6" draw:layer="layout" draw:type="curve" svg:x1="5.699cm" svg:y1="6.969cm" svg:x2="2.778cm" svg:y2="8.613cm" draw:start-shape="id2" draw:start-glue-point="8" draw:end-shape="id11" draw:end-glue-point="4" svg:d="M5699 6969c0 1233-2921 411-2921 1644" svg:viewBox="0 0 2922 1645">
          <text:p/>
        </draw:connector>
        <draw:connector draw:style-name="gr5" draw:text-style-name="P6" draw:layer="layout" draw:type="curve" svg:x1="2.778cm" svg:y1="9.89cm" svg:x2="2.762cm" svg:y2="10.906cm" draw:start-shape="id11" draw:start-glue-point="8" draw:end-shape="id12" draw:end-glue-point="4" svg:d="M2778 9890c0 762-16 254-16 1016" svg:viewBox="0 0 17 1017">
          <text:p/>
        </draw:connector>
        <draw:connector draw:style-name="gr5" draw:text-style-name="P6" draw:layer="layout" draw:type="curve" svg:x1="9.255cm" svg:y1="12.049cm" svg:x2="10.144cm" svg:y2="14.97cm" draw:start-shape="id7" draw:start-glue-point="8" draw:end-shape="id13" draw:end-glue-point="4" svg:d="M9255 12049c0 2190 889 730 889 2921" svg:viewBox="0 0 890 2922">
          <text:p/>
        </draw:connector>
        <draw:connector draw:style-name="gr15" draw:text-style-name="P6" draw:layer="layout" draw:type="curve" svg:x1="11.541cm" svg:y1="13.7cm" svg:x2="10.144cm" svg:y2="14.97cm" draw:start-shape="id8" draw:start-glue-point="8" draw:end-shape="id13" draw:end-glue-point="4" svg:d="M11541 13700c0 952-1397 318-1397 1270" svg:viewBox="0 0 1398 1271">
          <text:p/>
        </draw:connector>
        <draw:connector draw:style-name="gr6" draw:text-style-name="P6" draw:layer="layout" draw:type="curve" svg:x1="15.097cm" svg:y1="6.969cm" svg:x2="13.954cm" svg:y2="8.62cm" draw:start-shape="id4" draw:start-glue-point="8" draw:end-shape="id14" draw:end-glue-point="4" svg:d="M15097 6969c0 1239-1143 414-1143 1651" svg:viewBox="0 0 1144 1652">
          <text:p/>
        </draw:connector>
        <draw:connector draw:style-name="gr6" draw:text-style-name="P6" draw:layer="layout" draw:type="curve" svg:x1="13.954cm" svg:y1="9.89cm" svg:x2="12.43cm" svg:y2="11.35cm" draw:start-shape="id14" draw:start-glue-point="8" draw:end-shape="id6" draw:end-glue-point="10" svg:d="M13954 9890c0 974-508 1460-1524 1460" svg:viewBox="0 0 1525 1461">
          <text:p/>
        </draw:connector>
        <draw:custom-shape draw:style-name="gr16" draw:text-style-name="P5" xml:id="id15" draw:id="id15" draw:layer="layout" svg:width="3.048cm" svg:height="1.27cm" svg:x="16.24cm" svg:y="8.62cm">
          <text:p text:style-name="P1"><text:span text:style-name="T1">In</text:span><text:span text:style-name="T1">de</text:span><text:span text:style-name="T1">lR</text:span><text:span text:style-name="T1">eal</text:span><text:span text:style-name="T1">ig</text:span><text:span text:style-name="T1">ne</text:span><text:span text:style-name="T1">r</text:span></text:p>
          <text:p text:style-name="P1"><text:span text:style-name="T1">Co</text:span><text:span text:style-name="T1">ntr</text:span><text:span text:style-name="T1">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15.097cm" svg:y1="6.969cm" svg:x2="17.764cm" svg:y2="8.62cm" draw:start-shape="id4" draw:start-glue-point="8" draw:end-shape="id15" draw:end-glue-point="4" svg:d="M15097 6969c0 1239 2667 414 2667 1651" svg:viewBox="0 0 2668 1652">
          <text:p/>
        </draw:connector>
        <draw:custom-shape draw:style-name="gr17" draw:text-style-name="P5" xml:id="id16" draw:id="id16" draw:layer="layout" svg:width="3.556cm" svg:height="1.524cm" svg:x="15.986cm" svg:y="10.906cm">
          <text:p text:style-name="P1"><text:span text:style-name="T1">Fi</text:span><text:span text:style-name="T1">xM</text:span><text:span text:style-name="T1">ate</text:span><text:span text:style-name="T1">Ba</text:span><text:span text:style-name="T1">se</text:span><text:span text:style-name="T1">Re</text:span><text:span text:style-name="T1">cal</text:span></text:p>
          <text:p text:style-name="P1"><text:span text:style-name="T1">Co</text:span><text:span text:style-name="T1">ntr</text:span><text:span text:style-name="T1">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17.764cm" svg:y1="9.89cm" svg:x2="17.764cm" svg:y2="10.906cm" draw:start-shape="id15" draw:start-glue-point="8" draw:end-shape="id16" draw:end-glue-point="0" svg:d="M17764 9890v1016" svg:viewBox="0 0 1 1017">
          <text:p/>
        </draw:connector>
        <draw:connector draw:style-name="gr6" draw:text-style-name="P6" draw:layer="layout" draw:type="curve" svg:x1="17.764cm" svg:y1="12.43cm" svg:x2="17.764cm" svg:y2="13.412cm" draw:start-shape="id16" draw:start-glue-point="8" draw:end-shape="id17" draw:end-glue-point="4" svg:d="M17764 12430v982" svg:viewBox="0 0 1 983">
          <text:p/>
        </draw:connector>
        <draw:connector draw:style-name="gr5" draw:text-style-name="P6" draw:layer="layout" draw:type="curve" svg:x1="2.762cm" svg:y1="12.43cm" svg:x2="2.778cm" svg:y2="13.446cm" draw:start-shape="id12" draw:start-glue-point="8" draw:end-shape="id18" draw:end-glue-point="4" svg:d="M2762 12430c0 763 16 256 16 1016" svg:viewBox="0 0 17 1017">
          <text:p/>
        </draw:connector>
        <draw:custom-shape draw:style-name="gr13" draw:text-style-name="P5" xml:id="id17" draw:id="id17" draw:layer="layout" svg:width="3.048cm" svg:height="1.016cm" svg:x="16.24cm" svg:y="13.412cm">
          <text:p text:style-name="P1"><text:span text:style-name="T1">PrintReads</text:span></text:p>
          <text:p text:style-name="P1"><text:span text:style-name="T1">Contro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xml:id="id19" draw:id="id19" draw:layer="layout" svg:width="3.048cm" svg:height="1.016cm" svg:x="5.191cm" svg:y="17.256cm">
          <text:p text:style-name="P1"><text:span text:style-name="T1">Mutec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svg:x1="4.302cm" svg:y1="13.954cm" svg:x2="6.715cm" svg:y2="17.256cm" draw:start-shape="id18" draw:start-glue-point="10" draw:end-shape="id19" draw:end-glue-point="4" svg:d="M4302 13954c1609 0 2413 1100 2413 3302" svg:viewBox="0 0 2414 3303">
          <text:p/>
        </draw:connector>
        <draw:connector draw:style-name="gr6" draw:text-style-name="P6" draw:layer="layout" draw:type="curve" svg:x1="16.24cm" svg:y1="13.92cm" svg:x2="8.239cm" svg:y2="17.764cm" draw:start-shape="id17" draw:start-glue-point="6" draw:end-shape="id19" draw:end-glue-point="10" svg:d="M16240 13920c-6000 0-2000 3844-8001 3844" svg:viewBox="0 0 8002 3845">
          <text:p/>
        </draw:connector>
        <draw:custom-shape draw:style-name="gr19" draw:text-style-name="P9" xml:id="id20" draw:id="id20" draw:layer="layout" svg:width="3.048cm" svg:height="1.016cm" svg:x="1.222cm" svg:y="18.363cm">
          <text:p text:style-name="P1"><text:span text:style-name="T1">ReorderSa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2.778cm" svg:y1="14.462cm" svg:x2="2.746cm" svg:y2="18.363cm" draw:start-shape="id18" draw:start-glue-point="8" draw:end-shape="id20" draw:end-glue-point="4" svg:d="M2778 14462c0 2926-32 976-32 3901" svg:viewBox="0 0 33 3902">
          <text:p/>
        </draw:connector>
        <draw:connector draw:style-name="gr20" draw:text-style-name="P6" draw:layer="layout" draw:type="curve" svg:x1="17.764cm" svg:y1="14.428cm" svg:x2="4.27cm" svg:y2="18.871cm" draw:start-shape="id17" draw:start-glue-point="8" draw:end-shape="id20" draw:end-glue-point="10" svg:d="M17764 14428c0 2962-4498 4443-13494 4443" svg:viewBox="0 0 13495 4444">
          <text:p/>
        </draw:connector>
        <draw:custom-shape draw:style-name="gr19" draw:text-style-name="P9" xml:id="id21" draw:id="id21" draw:layer="layout" svg:width="3.048cm" svg:height="1.016cm" svg:x="1.254cm" svg:y="20.558cm">
          <text:p text:style-name="P1"><text:span text:style-name="T1">VarscanSomat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2.746cm" svg:y1="19.379cm" svg:x2="2.778cm" svg:y2="20.558cm" draw:start-shape="id20" draw:start-glue-point="8" draw:end-shape="id21" draw:end-glue-point="4" svg:d="M2746 19379c0 885 32 296 32 1179" svg:viewBox="0 0 33 1180">
          <text:p/>
        </draw:connector>
        <draw:custom-shape draw:style-name="gr19" draw:text-style-name="P9" xml:id="id22" draw:id="id22" draw:layer="layout" svg:width="3.048cm" svg:height="1.016cm" svg:x="1.254cm" svg:y="22.59cm">
          <text:p text:style-name="P1"><text:span text:style-name="T1">ProcessSomat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2.778cm" svg:y1="21.574cm" svg:x2="2.778cm" svg:y2="22.59cm" draw:start-shape="id21" draw:start-glue-point="8" draw:end-shape="id22" draw:end-glue-point="4" svg:d="M2778 21574v1016" svg:viewBox="0 0 1 1017">
          <text:p/>
        </draw:connector>
        <draw:custom-shape draw:style-name="gr19" draw:text-style-name="P9" xml:id="id23" draw:id="id23" draw:layer="layout" svg:width="3.048cm" svg:height="1.016cm" svg:x="1.254cm" svg:y="24.749cm">
          <text:p text:style-name="P1"><text:span text:style-name="T1">FilterVarsc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draw:type="curve" svg:x1="2.778cm" svg:y1="23.606cm" svg:x2="2.778cm" svg:y2="24.749cm" draw:start-shape="id22" draw:start-glue-point="8" draw:end-shape="id23" draw:end-glue-point="4" svg:d="M2778 23606v1143" svg:viewBox="0 0 1 1144">
          <text:p/>
        </draw:connector>
        <draw:custom-shape draw:style-name="gr21" draw:text-style-name="P10" xml:id="id24" draw:id="id24" draw:layer="layout" svg:width="3.048cm" svg:height="1.016cm" svg:x="4.937cm" svg:y="26.146cm">
          <text:p text:style-name="P1"><text:span text:style-name="T1">VE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6" draw:layer="layout" draw:type="curve" svg:x1="4.302cm" svg:y1="25.257cm" svg:x2="6.461cm" svg:y2="26.146cm" draw:start-shape="id23" draw:start-glue-point="10" draw:end-shape="id24" draw:end-glue-point="4" svg:d="M4302 25257c1440 0 2159 296 2159 889" svg:viewBox="0 0 2160 890">
          <text:p/>
        </draw:connector>
        <draw:connector draw:style-name="gr5" draw:text-style-name="P6" draw:layer="layout" draw:type="curve" svg:x1="10.144cm" svg:y1="15.859cm" svg:x2="6.461cm" svg:y2="26.146cm" draw:start-shape="id13" draw:start-glue-point="8" draw:end-shape="id24" draw:end-glue-point="4" svg:d="M10144 15859c0 7716-3683 2573-3683 10287" svg:viewBox="0 0 3684 10288">
          <text:p/>
        </draw:connector>
        <draw:connector draw:style-name="gr5" draw:text-style-name="P6" draw:layer="layout" draw:type="curve" svg:x1="6.715cm" svg:y1="18.272cm" svg:x2="6.461cm" svg:y2="26.146cm" draw:start-shape="id19" draw:start-glue-point="8" draw:end-shape="id24" svg:d="M6715 18272c0 5907-254 1970-254 7874" svg:viewBox="0 0 255 7875">
          <text:p/>
        </draw:connector>
        <draw:custom-shape draw:style-name="gr23" draw:text-style-name="P12" xml:id="id25" draw:id="id25" draw:layer="layout" svg:width="3.81cm" svg:height="1.016cm" svg:x="3.794cm" svg:y="1.127cm">
          <text:p text:style-name="P11"><text:span text:style-name="T2">Tumor </text:span><text:span text:style-name="T2">Sampl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4" draw:text-style-name="P6" xml:id="id26" draw:id="id26" draw:layer="layout" draw:type="curve" svg:x1="5.699cm" svg:y1="2.143cm" svg:x2="5.699cm" svg:y2="2.143cm" draw:start-shape="id25" draw:start-glue-point="8" draw:end-shape="id25" draw:end-glue-point="8" svg:d="M5699 2143z" svg:viewBox="0 0 1 1">
          <text:p/>
        </draw:connector>
        <draw:connector draw:style-name="gr5" draw:text-style-name="P6" draw:layer="layout" draw:type="curve" svg:x1="5.699cm" svg:y1="2.143cm" svg:x2="5.699cm" svg:y2="3.54cm" draw:start-shape="id26" draw:start-glue-point="0" draw:end-shape="id1" draw:end-glue-point="4" svg:d="M5699 2143v1397" svg:viewBox="0 0 1 1398">
          <text:p/>
        </draw:connector>
        <draw:custom-shape draw:style-name="gr23" draw:text-style-name="P12" draw:layer="layout" svg:width="3.81cm" svg:height="1.016cm" svg:x="13.192cm" svg:y="1.127cm">
          <text:p text:style-name="P11"><text:span text:style-name="T2">Control </text:span><text:span text:style-name="T2">Sample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6" draw:layer="layout" draw:type="curve" svg:x1="6.588cm" svg:y1="13.319cm" svg:x2="8.493cm" svg:y2="15.414cm" draw:start-shape="id10" draw:start-glue-point="8" draw:end-shape="id13" draw:end-glue-point="6" svg:d="M6588 13319c0 1397 635 2095 1905 2095" svg:viewBox="0 0 1906 2096">
          <text:p/>
        </draw:connector>
        <draw:custom-shape draw:style-name="gr24" draw:text-style-name="P14" draw:layer="layout" svg:width="9.396cm" svg:height="6.35cm" svg:x="10.525cm" svg:y="20.812cm">
          <text:p text:style-name="P13"><text:span text:style-name="T3">Le</text:span><text:span text:style-name="T3">ge</text:span><text:span text:style-name="T3">nd</text:span><text:span text:style-name="T3">: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5" draw:layer="layout" svg:width="1.143cm" svg:height="0.508cm" svg:x="10.622cm" svg:y="21.779cm">
          <text:p><text:span text:style-name="T2"/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6" draw:text-style-name="P17" draw:layer="layout" svg:width="1.397cm" svg:height="0.645cm" svg:x="11.811cm" svg:y="21.712cm">
          <draw:text-box>
            <text:p text:style-name="P16"><text:span text:style-name="T4">Input</text:span></text:p>
          </draw:text-box>
        </draw:frame>
        <draw:custom-shape draw:style-name="gr27" draw:text-style-name="P6" draw:layer="layout" svg:width="1.143cm" svg:height="0.508cm" svg:x="15.061cm" svg:y="21.77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8" draw:text-style-name="P19" draw:layer="layout" svg:width="2.49cm" svg:height="0.645cm" svg:x="16.267cm" svg:y="21.701cm">
          <draw:text-box>
            <text:p text:style-name="P18"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/text:p>
          </draw:text-box>
        </draw:frame>
        <draw:custom-shape draw:style-name="gr29" draw:text-style-name="P20" draw:layer="layout" svg:width="0.854cm" svg:height="0.508cm" svg:x="10.622cm" svg:y="23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9" draw:layer="layout" svg:width="3.633cm" svg:height="1.039cm" svg:x="11.567cm" svg:y="23.63cm">
          <draw:text-box>
            <text:p text:style-name="P18"><text:span text:style-name="T3">Pr</text:span><text:span text:style-name="T3">ep</text:span><text:span text:style-name="T3">ro</text:span><text:span text:style-name="T3">ce</text:span><text:span text:style-name="T3">ssi</text:span><text:span text:style-name="T3">ng</text:span></text:p>
          </draw:text-box>
        </draw:frame>
        <draw:custom-shape draw:style-name="gr31" draw:text-style-name="P21" draw:layer="layout" svg:width="0.854cm" svg:height="0.508cm" svg:x="10.622cm" svg:y="2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9" draw:layer="layout" svg:width="3.633cm" svg:height="1.039cm" svg:x="11.553cm" svg:y="24.496cm">
          <draw:text-box>
            <text:p text:style-name="P18"><text:span text:style-name="T3">Quality</text:span><text:span text:style-name="T4"> </text:span><text:span text:style-name="T3">Control</text:span></text:p>
          </draw:text-box>
        </draw:frame>
        <draw:custom-shape draw:style-name="gr32" draw:text-style-name="P22" draw:layer="layout" svg:width="0.854cm" svg:height="0.508cm" svg:x="10.622cm" svg:y="25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9" draw:layer="layout" svg:width="3.633cm" svg:height="1.039cm" svg:x="11.653cm" svg:y="25.365cm">
          <draw:text-box>
            <text:p text:style-name="P18"><text:span text:style-name="T3">MuTect2</text:span></text:p>
          </draw:text-box>
        </draw:frame>
        <draw:custom-shape draw:style-name="gr33" draw:text-style-name="P23" draw:layer="layout" svg:width="0.889cm" svg:height="0.508cm" svg:x="15.151cm" svg:y="23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7" draw:layer="layout" svg:width="4.064cm" svg:height="1.433cm" svg:x="16.04cm" svg:y="23.424cm">
          <draw:text-box>
            <text:p text:style-name="P16"><text:span text:style-name="T4">Pr</text:span><text:span text:style-name="T4">oc</text:span><text:span text:style-name="T4">es</text:span><text:span text:style-name="T4">si</text:span><text:span text:style-name="T4">ng</text:span><text:span text:style-name="T4"><text:line-break/></text:span><text:span text:style-name="T4">Va</text:span><text:span text:style-name="T4">rS</text:span><text:span text:style-name="T4">ca</text:span><text:span text:style-name="T4">n2 </text:span><text:span text:style-name="T4">+ </text:span><text:span text:style-name="T4">M</text:span><text:span text:style-name="T4">uT</text:span><text:span text:style-name="T4">ect</text:span><text:span text:style-name="T4">1</text:span></text:p>
          </draw:text-box>
        </draw:frame>
        <draw:custom-shape draw:style-name="gr35" draw:text-style-name="P24" draw:layer="layout" svg:width="0.889cm" svg:height="0.508cm" svg:x="15.151cm" svg:y="24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7" draw:layer="layout" svg:width="3.633cm" svg:height="1.039cm" svg:x="16.054cm" svg:y="24.497cm">
          <draw:text-box>
            <text:p text:style-name="P16"><text:span text:style-name="T5">MuTect1</text:span></text:p>
          </draw:text-box>
        </draw:frame>
        <draw:custom-shape draw:style-name="gr36" draw:text-style-name="P25" draw:layer="layout" svg:width="0.889cm" svg:height="0.508cm" svg:x="15.151cm" svg:y="25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9" draw:layer="layout" svg:width="3.633cm" svg:height="1.039cm" svg:x="16.054cm" svg:y="25.366cm">
          <draw:text-box>
            <text:p text:style-name="P18"><text:span text:style-name="T3">VarScan2</text:span></text:p>
          </draw:text-box>
        </draw:frame>
        <draw:custom-shape draw:style-name="gr37" draw:text-style-name="P26" draw:layer="layout" svg:width="0.854cm" svg:height="0.508cm" svg:x="10.623cm" svg:y="26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9" draw:layer="layout" svg:width="3.633cm" svg:height="1.039cm" svg:x="11.654cm" svg:y="26.166cm">
          <draw:text-box>
            <text:p text:style-name="P18"><text:span text:style-name="T3">VE</text:span><text:span text:style-name="T3">P</text:span></text:p>
          </draw:text-box>
        </draw:frame>
        <draw:frame draw:style-name="gr34" draw:text-style-name="P17" draw:layer="layout" svg:width="3.937cm" svg:height="1.433cm" svg:x="16.14cm" svg:y="22.266cm">
          <draw:text-box>
            <text:p text:style-name="P16"><text:span text:style-name="T4">P</text:span><text:span text:style-name="T4">r</text:span><text:span text:style-name="T4">o</text:span><text:span text:style-name="T4">c</text:span><text:span text:style-name="T4">e</text:span><text:span text:style-name="T4">s</text:span><text:span text:style-name="T4">s</text:span><text:span text:style-name="T4">e</text:span><text:span text:style-name="T4">d</text:span><text:span text:style-name="T4"> </text:span><text:span text:style-name="T4">o</text:span><text:span text:style-name="T4">n</text:span><text:span text:style-name="T4">l</text:span><text:span text:style-name="T4">y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C</text:span><text:span text:style-name="T4">o</text:span><text:span text:style-name="T4">n</text:span><text:span text:style-name="T4">t</text:span><text:span text:style-name="T4">r</text:span><text:span text:style-name="T4">o</text:span><text:span text:style-name="T4">l</text:span><text:span text:style-name="T4"> </text:span><text:span text:style-name="T4">S</text:span><text:span text:style-name="T4">a</text:span><text:span text:style-name="T4">m</text:span><text:span text:style-name="T4">p</text:span><text:span text:style-name="T4">l</text:span><text:span text:style-name="T4">e</text:span></text:p>
          </draw:text-box>
        </draw:frame>
        <draw:frame draw:style-name="gr34" draw:text-style-name="P17" xml:id="id27" draw:id="id27" draw:layer="layout" svg:width="3.672cm" svg:height="1.433cm" svg:x="11.741cm" svg:y="22.267cm">
          <draw:text-box>
            <text:p text:style-name="P16"><text:span text:style-name="T4">Processed with </text:span><text:span text:style-name="T4">Tumor Sample</text:span></text:p>
          </draw:text-box>
        </draw:frame>
        <draw:connector draw:style-name="gr38" draw:text-style-name="P27" draw:layer="layout" draw:type="curve" svg:x1="10.682cm" svg:y1="22.971cm" svg:x2="11.741cm" svg:y2="22.983cm" draw:end-shape="id27" draw:end-glue-point="3" svg:d="M10682 22971c420 0-109 12 1059 12" svg:viewBox="0 0 1060 13">
          <text:p/>
        </draw:connector>
        <draw:connector draw:style-name="gr39" draw:text-style-name="P27" draw:layer="layout" draw:type="curve" svg:x1="15.097cm" svg:y1="22.959cm" svg:x2="16.156cm" svg:y2="22.971cm" svg:d="M15097 22959c795 0 266 12 1059 12" svg:viewBox="0 0 1060 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8T09:12:24.477014372</meta:creation-date>
    <dc:date>2019-10-28T18:04:14.777473909</dc:date>
    <meta:editing-duration>PT2H45M38S</meta:editing-duration>
    <meta:editing-cycles>17</meta:editing-cycles>
    <meta:generator>LibreOffice/6.0.6.2$Linux_X86_64 LibreOffice_project/00m0$Build-2</meta:generator>
    <meta:document-statistic meta:object-count="81"/>
  </office:meta>
</office:document-meta>
</file>